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8.93mm"/>
    </style:style>
    <style:style style:name="co11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67.26mm"/>
    </style:style>
    <style:style style:name="co6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27.59mm"/>
    </style:style>
    <style:style style:name="co10" style:family="table-column">
      <style:table-column-properties fo:break-before="auto" style:column-width="42.76mm"/>
    </style:style>
    <style:style style:name="co12" style:family="table-column">
      <style:table-column-properties fo:break-before="auto" style:column-width="41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99">
      <style:text-properties style:text-position=""/>
    </style:style>
    <style:style style:name="ce7" style:family="table-cell" style:parent-style-name="Default" style:data-style-name="N50">
      <style:text-properties style:text-position=""/>
    </style:style>
    <style:style style:name="ce8" style:family="table-cell" style:parent-style-name="Default" style:data-style-name="N107">
      <style:text-properties style:text-position=""/>
    </style:style>
    <style:style style:name="ce9" style:family="table-cell" style:parent-style-name="Default" style:data-style-name="N100">
      <style:text-properties style:text-position="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 style:data-style-name="N99"/>
    <style:style style:name="ce13" style:family="table-cell" style:parent-style-name="Default" style:data-style-name="N50"/>
    <style:style style:name="ce14" style:family="table-cell" style:parent-style-name="Default" style:data-style-name="N107"/>
    <style:style style:name="ce15" style:family="table-cell" style:parent-style-name="Default" style:data-style-name="N100"/>
    <style:style style:name="ce16" style:family="table-cell" style:parent-style-name="Default" style:data-style-name="N36"/>
    <style:style style:name="ce17" style:family="table-cell" style:parent-style-name="Default">
      <style:text-properties fo:color="#2a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content-validations>
        <table:content-validation table:name="val1" table:condition="of:cell-content-is-in-list(&quot;Woechentlich&quot;;&quot;Zweiwoechentlich&quot;;&quot;Monatlich&quot;)" table:allow-empty-cell="false" table:display-list="sort-ascending" table:base-cell-address="Abotyp.D2">
          <table:error-message table:message-type="stop" table:display="true"/>
        </table:content-validation>
        <table:content-validation table:name="val2" table:condition="of:cell-content-is-in-list(&quot;Lieferung&quot;;&quot;Monat&quot;;&quot;Quartal&quot;;&quot;Jahr&quot;;&quot;Aboende&quot;)" table:allow-empty-cell="false" table:display-list="sort-ascending" table:base-cell-address="Abotyp.F2">
          <table:error-message table:message-type="stop" table:display="true"/>
        </table:content-validation>
        <table:content-validation table:name="val3" table:condition="of:cell-content-is-in-list(&quot;Lieferungen&quot;;&quot;Monate&quot;)" table:allow-empty-cell="false" table:display-list="sort-ascending" table:base-cell-address="Abotyp.J2">
          <table:error-message table:message-type="stop" table:display="true"/>
        </table:content-validation>
      </table:content-validations>
      <table:table table:name="HOWT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 calcext:value-type="string">
            <text:p>HOW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e benutze ich dieses Calc-Sheet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rgängig</text:p>
          </table:table-cell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</table:table-row>
      </table:table>
      <table:table table:name="Kunden" table:style-name="ta1">
        <table:table-column table:style-name="co9" table:number-columns-repeated="4" table:default-cell-style-name="ce11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Numm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import_strassenr</text:p>
          </table:table-cell>
          <table:table-cell office:value-type="string" calcext:value-type="string">
            <text:p>import_plzort</text:p>
          </table:table-cell>
          <table:table-cell office:value-type="string" calcext:value-type="string">
            <text:p>bemerkungen</text:p>
          </table:table-cell>
          <table:table-cell table:number-columns-repeated="1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Hauptstras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G XXX</text:p>
          </table:table-cell>
          <table:table-cell table:number-columns-repeated="2"/>
          <table:table-cell office:value-type="string" calcext:value-type="string">
            <text:p>Testeintrag</text:p>
          </table:table-cell>
          <table:table-cell table:number-columns-repeated="8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 table:number-rows-repeated="15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>
          <table:table-cell table:number-columns-repeated="18"/>
          <table:table-cell table:style-name="ce14"/>
          <table:table-cell table:number-columns-repeated="4"/>
          <table:table-cell table:style-name="ce12"/>
        </table:table-row>
        <table:table-row table:style-name="ro1" table:number-rows-repeated="12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>
          <table:table-cell table:number-columns-repeated="18"/>
          <table:table-cell table:style-name="ce14"/>
          <table:table-cell table:number-columns-repeated="4"/>
          <table:table-cell table:style-name="ce12"/>
        </table:table-row>
        <table:table-row table:style-name="ro1" table:number-rows-repeated="2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>
          <table:table-cell table:number-columns-repeated="23"/>
          <table:table-cell table:style-name="ce12"/>
        </table:table-row>
        <table:table-row table:style-name="ro1" table:number-rows-repeated="4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>
          <table:table-cell table:number-columns-repeated="23"/>
          <table:table-cell table:style-name="ce12"/>
        </table:table-row>
        <table:table-row table:style-name="ro1" table:number-rows-repeated="10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>
          <table:table-cell table:number-columns-repeated="18"/>
          <table:table-cell table:style-name="ce14"/>
          <table:table-cell table:number-columns-repeated="4"/>
          <table:table-cell table:style-name="ce12"/>
        </table:table-row>
        <table:table-row table:style-name="ro1" table:number-rows-repeated="10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>
          <table:table-cell table:number-columns-repeated="18"/>
          <table:table-cell table:style-name="ce14"/>
          <table:table-cell table:number-columns-repeated="4"/>
          <table:table-cell table:style-name="ce12"/>
        </table:table-row>
        <table:table-row table:style-name="ro1" table:number-rows-repeated="12">
          <table:table-cell table:number-columns-repeated="17"/>
          <table:table-cell table:style-name="ce13"/>
          <table:table-cell table:style-name="ce14"/>
          <table:table-cell table:number-columns-repeated="4"/>
          <table:table-cell table:style-name="ce12"/>
        </table:table-row>
        <table:table-row table:style-name="ro1" table:number-rows-repeated="31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141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12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24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51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17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31">
          <table:table-cell table:number-columns-repeated="23"/>
          <table:table-cell table:style-name="ce12"/>
        </table:table-row>
        <table:table-row table:style-name="ro1" table:number-rows-repeated="2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 table:number-rows-repeated="41">
          <table:table-cell table:number-columns-repeated="23"/>
          <table:table-cell table:style-name="ce12"/>
        </table:table-row>
        <table:table-row table:style-name="ro1">
          <table:table-cell table:number-columns-repeated="14"/>
          <table:table-cell table:style-name="ce13"/>
          <table:table-cell table:number-columns-repeated="8"/>
          <table:table-cell table:style-name="ce12"/>
        </table:table-row>
        <table:table-row table:style-name="ro1">
          <table:table-cell table:formula="of:=IF(NOT(ISERR(FIND(&quot; &quot;;TRIM([.H431]))));LEFT(TRIM([.H431]);FIND(&quot; &quot;;TRIM([.H431]))-1);&quot;&quot;)">
            <text:p/>
          </table:table-cell>
          <table:table-cell table:formula="of:=IF(NOT(ISERR(FIND(&quot; &quot;;TRIM([.H431]))));RIGHT(TRIM([.H431]);LEN(TRIM([.H431]))-FIND(&quot; &quot;;TRIM([.H431])));&quot;&quot;)">
            <text:p/>
          </table:table-cell>
          <table:table-cell/>
          <table:table-cell table:formula="of:=IF(NOT(ISERR(FIND(&quot; &quot;;TRIM([.G431]))));RIGHT(TRIM([.G431]);LEN(TRIM([.G431]))-SEARCH(&quot;\s(?:.(?!\s))+$&quot;;TRIM([.G431])));&quot;&quot;)">
            <text:p/>
          </table:table-cell>
          <table:table-cell/>
          <table:table-cell table:style-name="ce12"/>
          <table:table-cell table:number-columns-repeated="17"/>
          <table:table-cell table:style-name="ce12"/>
        </table:table-row>
        <table:table-row table:style-name="ro1">
          <table:table-cell table:formula="of:=IF(NOT(ISERR(FIND(&quot; &quot;;TRIM([.H432]))));LEFT(TRIM([.H432]);FIND(&quot; &quot;;TRIM([.H432]))-1);&quot;&quot;)">
            <text:p/>
          </table:table-cell>
          <table:table-cell table:formula="of:=IF(NOT(ISERR(FIND(&quot; &quot;;TRIM([.H432]))));RIGHT(TRIM([.H432]);LEN(TRIM([.H432]))-FIND(&quot; &quot;;TRIM([.H432])));&quot;&quot;)">
            <text:p/>
          </table:table-cell>
          <table:table-cell/>
          <table:table-cell table:formula="of:=IF(NOT(ISERR(FIND(&quot; &quot;;TRIM([.G432]))));RIGHT(TRIM([.G432]);LEN(TRIM([.G432]))-SEARCH(&quot;\s(?:.(?!\s))+$&quot;;TRIM([.G432])));&quot;&quot;)">
            <text:p/>
          </table:table-cell>
          <table:table-cell/>
          <table:table-cell table:style-name="ce12"/>
          <table:table-cell table:number-columns-repeated="17"/>
          <table:table-cell table:style-name="ce12"/>
        </table:table-row>
        <table:table-row table:style-name="ro1">
          <table:table-cell table:formula="of:=IF(NOT(ISERR(FIND(&quot; &quot;;TRIM([.H433]))));LEFT(TRIM([.H433]);FIND(&quot; &quot;;TRIM([.H433]))-1);&quot;&quot;)">
            <text:p/>
          </table:table-cell>
          <table:table-cell table:formula="of:=IF(NOT(ISERR(FIND(&quot; &quot;;TRIM([.H433]))));RIGHT(TRIM([.H433]);LEN(TRIM([.H433]))-FIND(&quot; &quot;;TRIM([.H433])));&quot;&quot;)">
            <text:p/>
          </table:table-cell>
          <table:table-cell/>
          <table:table-cell table:formula="of:=IF(NOT(ISERR(FIND(&quot; &quot;;TRIM([.G433]))));RIGHT(TRIM([.G433]);LEN(TRIM([.G433]))-SEARCH(&quot;\s(?:.(?!\s))+$&quot;;TRIM([.G433])));&quot;&quot;)">
            <text:p/>
          </table:table-cell>
          <table:table-cell/>
          <table:table-cell table:style-name="ce12"/>
          <table:table-cell table:number-columns-repeated="17"/>
          <table:table-cell table:style-name="ce12"/>
        </table:table-row>
        <table:table-row table:style-name="ro1">
          <table:table-cell table:formula="of:=IF(NOT(ISERR(FIND(&quot; &quot;;TRIM([.H434]))));LEFT(TRIM([.H434]);FIND(&quot; &quot;;TRIM([.H434]))-1);&quot;&quot;)">
            <text:p/>
          </table:table-cell>
          <table:table-cell table:formula="of:=IF(NOT(ISERR(FIND(&quot; &quot;;TRIM([.H434]))));RIGHT(TRIM([.H434]);LEN(TRIM([.H434]))-FIND(&quot; &quot;;TRIM([.H434])));&quot;&quot;)">
            <text:p/>
          </table:table-cell>
          <table:table-cell/>
          <table:table-cell table:formula="of:=IF(NOT(ISERR(FIND(&quot; &quot;;TRIM([.G434]))));RIGHT(TRIM([.G434]);LEN(TRIM([.G434]))-SEARCH(&quot;\s(?:.(?!\s))+$&quot;;TRIM([.G434])));&quot;&quot;)">
            <text:p/>
          </table:table-cell>
          <table:table-cell/>
          <table:table-cell table:style-name="ce12"/>
          <table:table-cell table:number-columns-repeated="17"/>
          <table:table-cell table:style-name="ce12"/>
        </table:table-row>
        <table:table-row table:style-name="ro1">
          <table:table-cell table:formula="of:=IF(NOT(ISERR(FIND(&quot; &quot;;TRIM([.H435]))));LEFT(TRIM([.H435]);FIND(&quot; &quot;;TRIM([.H435]))-1);&quot;&quot;)">
            <text:p/>
          </table:table-cell>
          <table:table-cell table:formula="of:=IF(NOT(ISERR(FIND(&quot; &quot;;TRIM([.H435]))));RIGHT(TRIM([.H435]);LEN(TRIM([.H435]))-FIND(&quot; &quot;;TRIM([.H435])));&quot;&quot;)">
            <text:p/>
          </table:table-cell>
          <table:table-cell/>
          <table:table-cell table:formula="of:=IF(NOT(ISERR(FIND(&quot; &quot;;TRIM([.G435]))));RIGHT(TRIM([.G435]);LEN(TRIM([.G435]))-SEARCH(&quot;\s(?:.(?!\s))+$&quot;;TRIM([.G435])));&quot;&quot;)">
            <text:p/>
          </table:table-cell>
          <table:table-cell/>
          <table:table-cell table:style-name="ce12"/>
          <table:table-cell table:number-columns-repeated="17"/>
          <table:table-cell table:style-name="ce12"/>
        </table:table-row>
        <table:table-row table:style-name="ro1">
          <table:table-cell table:formula="of:=IF(NOT(ISERR(FIND(&quot; &quot;;TRIM([.H436]))));LEFT(TRIM([.H436]);FIND(&quot; &quot;;TRIM([.H436]))-1);&quot;&quot;)">
            <text:p/>
          </table:table-cell>
          <table:table-cell table:formula="of:=IF(NOT(ISERR(FIND(&quot; &quot;;TRIM([.H436]))));RIGHT(TRIM([.H436]);LEN(TRIM([.H436]))-FIND(&quot; &quot;;TRIM([.H436])));&quot;&quot;)">
            <text:p/>
          </table:table-cell>
          <table:table-cell/>
          <table:table-cell table:formula="of:=IF(NOT(ISERR(FIND(&quot; &quot;;TRIM([.G436]))));RIGHT(TRIM([.G436]);LEN(TRIM([.G436]))-SEARCH(&quot;\s(?:.(?!\s))+$&quot;;TRIM([.G43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37]))));LEFT(TRIM([.H437]);FIND(&quot; &quot;;TRIM([.H437]))-1);&quot;&quot;)">
            <text:p/>
          </table:table-cell>
          <table:table-cell table:formula="of:=IF(NOT(ISERR(FIND(&quot; &quot;;TRIM([.H437]))));RIGHT(TRIM([.H437]);LEN(TRIM([.H437]))-FIND(&quot; &quot;;TRIM([.H437])));&quot;&quot;)">
            <text:p/>
          </table:table-cell>
          <table:table-cell/>
          <table:table-cell table:formula="of:=IF(NOT(ISERR(FIND(&quot; &quot;;TRIM([.G437]))));RIGHT(TRIM([.G437]);LEN(TRIM([.G437]))-SEARCH(&quot;\s(?:.(?!\s))+$&quot;;TRIM([.G43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38]))));LEFT(TRIM([.H438]);FIND(&quot; &quot;;TRIM([.H438]))-1);&quot;&quot;)">
            <text:p/>
          </table:table-cell>
          <table:table-cell table:formula="of:=IF(NOT(ISERR(FIND(&quot; &quot;;TRIM([.H438]))));RIGHT(TRIM([.H438]);LEN(TRIM([.H438]))-FIND(&quot; &quot;;TRIM([.H438])));&quot;&quot;)">
            <text:p/>
          </table:table-cell>
          <table:table-cell/>
          <table:table-cell table:formula="of:=IF(NOT(ISERR(FIND(&quot; &quot;;TRIM([.G438]))));RIGHT(TRIM([.G438]);LEN(TRIM([.G438]))-SEARCH(&quot;\s(?:.(?!\s))+$&quot;;TRIM([.G43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39]))));LEFT(TRIM([.H439]);FIND(&quot; &quot;;TRIM([.H439]))-1);&quot;&quot;)">
            <text:p/>
          </table:table-cell>
          <table:table-cell table:formula="of:=IF(NOT(ISERR(FIND(&quot; &quot;;TRIM([.H439]))));RIGHT(TRIM([.H439]);LEN(TRIM([.H439]))-FIND(&quot; &quot;;TRIM([.H439])));&quot;&quot;)">
            <text:p/>
          </table:table-cell>
          <table:table-cell/>
          <table:table-cell table:formula="of:=IF(NOT(ISERR(FIND(&quot; &quot;;TRIM([.G439]))));RIGHT(TRIM([.G439]);LEN(TRIM([.G439]))-SEARCH(&quot;\s(?:.(?!\s))+$&quot;;TRIM([.G43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0]))));LEFT(TRIM([.H440]);FIND(&quot; &quot;;TRIM([.H440]))-1);&quot;&quot;)">
            <text:p/>
          </table:table-cell>
          <table:table-cell table:formula="of:=IF(NOT(ISERR(FIND(&quot; &quot;;TRIM([.H440]))));RIGHT(TRIM([.H440]);LEN(TRIM([.H440]))-FIND(&quot; &quot;;TRIM([.H440])));&quot;&quot;)">
            <text:p/>
          </table:table-cell>
          <table:table-cell/>
          <table:table-cell table:formula="of:=IF(NOT(ISERR(FIND(&quot; &quot;;TRIM([.G440]))));RIGHT(TRIM([.G440]);LEN(TRIM([.G440]))-SEARCH(&quot;\s(?:.(?!\s))+$&quot;;TRIM([.G44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1]))));LEFT(TRIM([.H441]);FIND(&quot; &quot;;TRIM([.H441]))-1);&quot;&quot;)">
            <text:p/>
          </table:table-cell>
          <table:table-cell table:formula="of:=IF(NOT(ISERR(FIND(&quot; &quot;;TRIM([.H441]))));RIGHT(TRIM([.H441]);LEN(TRIM([.H441]))-FIND(&quot; &quot;;TRIM([.H441])));&quot;&quot;)">
            <text:p/>
          </table:table-cell>
          <table:table-cell/>
          <table:table-cell table:formula="of:=IF(NOT(ISERR(FIND(&quot; &quot;;TRIM([.G441]))));RIGHT(TRIM([.G441]);LEN(TRIM([.G441]))-SEARCH(&quot;\s(?:.(?!\s))+$&quot;;TRIM([.G44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2]))));LEFT(TRIM([.H442]);FIND(&quot; &quot;;TRIM([.H442]))-1);&quot;&quot;)">
            <text:p/>
          </table:table-cell>
          <table:table-cell table:formula="of:=IF(NOT(ISERR(FIND(&quot; &quot;;TRIM([.H442]))));RIGHT(TRIM([.H442]);LEN(TRIM([.H442]))-FIND(&quot; &quot;;TRIM([.H442])));&quot;&quot;)">
            <text:p/>
          </table:table-cell>
          <table:table-cell/>
          <table:table-cell table:formula="of:=IF(NOT(ISERR(FIND(&quot; &quot;;TRIM([.G442]))));RIGHT(TRIM([.G442]);LEN(TRIM([.G442]))-SEARCH(&quot;\s(?:.(?!\s))+$&quot;;TRIM([.G44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3]))));LEFT(TRIM([.H443]);FIND(&quot; &quot;;TRIM([.H443]))-1);&quot;&quot;)">
            <text:p/>
          </table:table-cell>
          <table:table-cell table:formula="of:=IF(NOT(ISERR(FIND(&quot; &quot;;TRIM([.H443]))));RIGHT(TRIM([.H443]);LEN(TRIM([.H443]))-FIND(&quot; &quot;;TRIM([.H443])));&quot;&quot;)">
            <text:p/>
          </table:table-cell>
          <table:table-cell/>
          <table:table-cell table:formula="of:=IF(NOT(ISERR(FIND(&quot; &quot;;TRIM([.G443]))));RIGHT(TRIM([.G443]);LEN(TRIM([.G443]))-SEARCH(&quot;\s(?:.(?!\s))+$&quot;;TRIM([.G44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4]))));LEFT(TRIM([.H444]);FIND(&quot; &quot;;TRIM([.H444]))-1);&quot;&quot;)">
            <text:p/>
          </table:table-cell>
          <table:table-cell table:formula="of:=IF(NOT(ISERR(FIND(&quot; &quot;;TRIM([.H444]))));RIGHT(TRIM([.H444]);LEN(TRIM([.H444]))-FIND(&quot; &quot;;TRIM([.H444])));&quot;&quot;)">
            <text:p/>
          </table:table-cell>
          <table:table-cell/>
          <table:table-cell table:formula="of:=IF(NOT(ISERR(FIND(&quot; &quot;;TRIM([.G444]))));RIGHT(TRIM([.G444]);LEN(TRIM([.G444]))-SEARCH(&quot;\s(?:.(?!\s))+$&quot;;TRIM([.G44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5]))));LEFT(TRIM([.H445]);FIND(&quot; &quot;;TRIM([.H445]))-1);&quot;&quot;)">
            <text:p/>
          </table:table-cell>
          <table:table-cell table:formula="of:=IF(NOT(ISERR(FIND(&quot; &quot;;TRIM([.H445]))));RIGHT(TRIM([.H445]);LEN(TRIM([.H445]))-FIND(&quot; &quot;;TRIM([.H445])));&quot;&quot;)">
            <text:p/>
          </table:table-cell>
          <table:table-cell/>
          <table:table-cell table:formula="of:=IF(NOT(ISERR(FIND(&quot; &quot;;TRIM([.G445]))));RIGHT(TRIM([.G445]);LEN(TRIM([.G445]))-SEARCH(&quot;\s(?:.(?!\s))+$&quot;;TRIM([.G44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6]))));LEFT(TRIM([.H446]);FIND(&quot; &quot;;TRIM([.H446]))-1);&quot;&quot;)">
            <text:p/>
          </table:table-cell>
          <table:table-cell table:formula="of:=IF(NOT(ISERR(FIND(&quot; &quot;;TRIM([.H446]))));RIGHT(TRIM([.H446]);LEN(TRIM([.H446]))-FIND(&quot; &quot;;TRIM([.H446])));&quot;&quot;)">
            <text:p/>
          </table:table-cell>
          <table:table-cell/>
          <table:table-cell table:formula="of:=IF(NOT(ISERR(FIND(&quot; &quot;;TRIM([.G446]))));RIGHT(TRIM([.G446]);LEN(TRIM([.G446]))-SEARCH(&quot;\s(?:.(?!\s))+$&quot;;TRIM([.G44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7]))));LEFT(TRIM([.H447]);FIND(&quot; &quot;;TRIM([.H447]))-1);&quot;&quot;)">
            <text:p/>
          </table:table-cell>
          <table:table-cell table:formula="of:=IF(NOT(ISERR(FIND(&quot; &quot;;TRIM([.H447]))));RIGHT(TRIM([.H447]);LEN(TRIM([.H447]))-FIND(&quot; &quot;;TRIM([.H447])));&quot;&quot;)">
            <text:p/>
          </table:table-cell>
          <table:table-cell/>
          <table:table-cell table:formula="of:=IF(NOT(ISERR(FIND(&quot; &quot;;TRIM([.G447]))));RIGHT(TRIM([.G447]);LEN(TRIM([.G447]))-SEARCH(&quot;\s(?:.(?!\s))+$&quot;;TRIM([.G44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8]))));LEFT(TRIM([.H448]);FIND(&quot; &quot;;TRIM([.H448]))-1);&quot;&quot;)">
            <text:p/>
          </table:table-cell>
          <table:table-cell table:formula="of:=IF(NOT(ISERR(FIND(&quot; &quot;;TRIM([.H448]))));RIGHT(TRIM([.H448]);LEN(TRIM([.H448]))-FIND(&quot; &quot;;TRIM([.H448])));&quot;&quot;)">
            <text:p/>
          </table:table-cell>
          <table:table-cell/>
          <table:table-cell table:formula="of:=IF(NOT(ISERR(FIND(&quot; &quot;;TRIM([.G448]))));RIGHT(TRIM([.G448]);LEN(TRIM([.G448]))-SEARCH(&quot;\s(?:.(?!\s))+$&quot;;TRIM([.G44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49]))));LEFT(TRIM([.H449]);FIND(&quot; &quot;;TRIM([.H449]))-1);&quot;&quot;)">
            <text:p/>
          </table:table-cell>
          <table:table-cell table:formula="of:=IF(NOT(ISERR(FIND(&quot; &quot;;TRIM([.H449]))));RIGHT(TRIM([.H449]);LEN(TRIM([.H449]))-FIND(&quot; &quot;;TRIM([.H449])));&quot;&quot;)">
            <text:p/>
          </table:table-cell>
          <table:table-cell/>
          <table:table-cell table:formula="of:=IF(NOT(ISERR(FIND(&quot; &quot;;TRIM([.G449]))));RIGHT(TRIM([.G449]);LEN(TRIM([.G449]))-SEARCH(&quot;\s(?:.(?!\s))+$&quot;;TRIM([.G44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0]))));LEFT(TRIM([.H450]);FIND(&quot; &quot;;TRIM([.H450]))-1);&quot;&quot;)">
            <text:p/>
          </table:table-cell>
          <table:table-cell table:formula="of:=IF(NOT(ISERR(FIND(&quot; &quot;;TRIM([.H450]))));RIGHT(TRIM([.H450]);LEN(TRIM([.H450]))-FIND(&quot; &quot;;TRIM([.H450])));&quot;&quot;)">
            <text:p/>
          </table:table-cell>
          <table:table-cell/>
          <table:table-cell table:formula="of:=IF(NOT(ISERR(FIND(&quot; &quot;;TRIM([.G450]))));RIGHT(TRIM([.G450]);LEN(TRIM([.G450]))-SEARCH(&quot;\s(?:.(?!\s))+$&quot;;TRIM([.G45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1]))));LEFT(TRIM([.H451]);FIND(&quot; &quot;;TRIM([.H451]))-1);&quot;&quot;)">
            <text:p/>
          </table:table-cell>
          <table:table-cell table:formula="of:=IF(NOT(ISERR(FIND(&quot; &quot;;TRIM([.H451]))));RIGHT(TRIM([.H451]);LEN(TRIM([.H451]))-FIND(&quot; &quot;;TRIM([.H451])));&quot;&quot;)">
            <text:p/>
          </table:table-cell>
          <table:table-cell/>
          <table:table-cell table:formula="of:=IF(NOT(ISERR(FIND(&quot; &quot;;TRIM([.G451]))));RIGHT(TRIM([.G451]);LEN(TRIM([.G451]))-SEARCH(&quot;\s(?:.(?!\s))+$&quot;;TRIM([.G45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2]))));LEFT(TRIM([.H452]);FIND(&quot; &quot;;TRIM([.H452]))-1);&quot;&quot;)">
            <text:p/>
          </table:table-cell>
          <table:table-cell table:formula="of:=IF(NOT(ISERR(FIND(&quot; &quot;;TRIM([.H452]))));RIGHT(TRIM([.H452]);LEN(TRIM([.H452]))-FIND(&quot; &quot;;TRIM([.H452])));&quot;&quot;)">
            <text:p/>
          </table:table-cell>
          <table:table-cell/>
          <table:table-cell table:formula="of:=IF(NOT(ISERR(FIND(&quot; &quot;;TRIM([.G452]))));RIGHT(TRIM([.G452]);LEN(TRIM([.G452]))-SEARCH(&quot;\s(?:.(?!\s))+$&quot;;TRIM([.G45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3]))));LEFT(TRIM([.H453]);FIND(&quot; &quot;;TRIM([.H453]))-1);&quot;&quot;)">
            <text:p/>
          </table:table-cell>
          <table:table-cell table:formula="of:=IF(NOT(ISERR(FIND(&quot; &quot;;TRIM([.H453]))));RIGHT(TRIM([.H453]);LEN(TRIM([.H453]))-FIND(&quot; &quot;;TRIM([.H453])));&quot;&quot;)">
            <text:p/>
          </table:table-cell>
          <table:table-cell/>
          <table:table-cell table:formula="of:=IF(NOT(ISERR(FIND(&quot; &quot;;TRIM([.G453]))));RIGHT(TRIM([.G453]);LEN(TRIM([.G453]))-SEARCH(&quot;\s(?:.(?!\s))+$&quot;;TRIM([.G45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4]))));LEFT(TRIM([.H454]);FIND(&quot; &quot;;TRIM([.H454]))-1);&quot;&quot;)">
            <text:p/>
          </table:table-cell>
          <table:table-cell table:formula="of:=IF(NOT(ISERR(FIND(&quot; &quot;;TRIM([.H454]))));RIGHT(TRIM([.H454]);LEN(TRIM([.H454]))-FIND(&quot; &quot;;TRIM([.H454])));&quot;&quot;)">
            <text:p/>
          </table:table-cell>
          <table:table-cell/>
          <table:table-cell table:formula="of:=IF(NOT(ISERR(FIND(&quot; &quot;;TRIM([.G454]))));RIGHT(TRIM([.G454]);LEN(TRIM([.G454]))-SEARCH(&quot;\s(?:.(?!\s))+$&quot;;TRIM([.G45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5]))));LEFT(TRIM([.H455]);FIND(&quot; &quot;;TRIM([.H455]))-1);&quot;&quot;)">
            <text:p/>
          </table:table-cell>
          <table:table-cell table:formula="of:=IF(NOT(ISERR(FIND(&quot; &quot;;TRIM([.H455]))));RIGHT(TRIM([.H455]);LEN(TRIM([.H455]))-FIND(&quot; &quot;;TRIM([.H455])));&quot;&quot;)">
            <text:p/>
          </table:table-cell>
          <table:table-cell/>
          <table:table-cell table:formula="of:=IF(NOT(ISERR(FIND(&quot; &quot;;TRIM([.G455]))));RIGHT(TRIM([.G455]);LEN(TRIM([.G455]))-SEARCH(&quot;\s(?:.(?!\s))+$&quot;;TRIM([.G45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6]))));LEFT(TRIM([.H456]);FIND(&quot; &quot;;TRIM([.H456]))-1);&quot;&quot;)">
            <text:p/>
          </table:table-cell>
          <table:table-cell table:formula="of:=IF(NOT(ISERR(FIND(&quot; &quot;;TRIM([.H456]))));RIGHT(TRIM([.H456]);LEN(TRIM([.H456]))-FIND(&quot; &quot;;TRIM([.H456])));&quot;&quot;)">
            <text:p/>
          </table:table-cell>
          <table:table-cell/>
          <table:table-cell table:formula="of:=IF(NOT(ISERR(FIND(&quot; &quot;;TRIM([.G456]))));RIGHT(TRIM([.G456]);LEN(TRIM([.G456]))-SEARCH(&quot;\s(?:.(?!\s))+$&quot;;TRIM([.G45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7]))));LEFT(TRIM([.H457]);FIND(&quot; &quot;;TRIM([.H457]))-1);&quot;&quot;)">
            <text:p/>
          </table:table-cell>
          <table:table-cell table:formula="of:=IF(NOT(ISERR(FIND(&quot; &quot;;TRIM([.H457]))));RIGHT(TRIM([.H457]);LEN(TRIM([.H457]))-FIND(&quot; &quot;;TRIM([.H457])));&quot;&quot;)">
            <text:p/>
          </table:table-cell>
          <table:table-cell/>
          <table:table-cell table:formula="of:=IF(NOT(ISERR(FIND(&quot; &quot;;TRIM([.G457]))));RIGHT(TRIM([.G457]);LEN(TRIM([.G457]))-SEARCH(&quot;\s(?:.(?!\s))+$&quot;;TRIM([.G45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8]))));LEFT(TRIM([.H458]);FIND(&quot; &quot;;TRIM([.H458]))-1);&quot;&quot;)">
            <text:p/>
          </table:table-cell>
          <table:table-cell table:formula="of:=IF(NOT(ISERR(FIND(&quot; &quot;;TRIM([.H458]))));RIGHT(TRIM([.H458]);LEN(TRIM([.H458]))-FIND(&quot; &quot;;TRIM([.H458])));&quot;&quot;)">
            <text:p/>
          </table:table-cell>
          <table:table-cell/>
          <table:table-cell table:formula="of:=IF(NOT(ISERR(FIND(&quot; &quot;;TRIM([.G458]))));RIGHT(TRIM([.G458]);LEN(TRIM([.G458]))-SEARCH(&quot;\s(?:.(?!\s))+$&quot;;TRIM([.G45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59]))));LEFT(TRIM([.H459]);FIND(&quot; &quot;;TRIM([.H459]))-1);&quot;&quot;)">
            <text:p/>
          </table:table-cell>
          <table:table-cell table:formula="of:=IF(NOT(ISERR(FIND(&quot; &quot;;TRIM([.H459]))));RIGHT(TRIM([.H459]);LEN(TRIM([.H459]))-FIND(&quot; &quot;;TRIM([.H459])));&quot;&quot;)">
            <text:p/>
          </table:table-cell>
          <table:table-cell/>
          <table:table-cell table:formula="of:=IF(NOT(ISERR(FIND(&quot; &quot;;TRIM([.G459]))));RIGHT(TRIM([.G459]);LEN(TRIM([.G459]))-SEARCH(&quot;\s(?:.(?!\s))+$&quot;;TRIM([.G45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0]))));LEFT(TRIM([.H460]);FIND(&quot; &quot;;TRIM([.H460]))-1);&quot;&quot;)">
            <text:p/>
          </table:table-cell>
          <table:table-cell table:formula="of:=IF(NOT(ISERR(FIND(&quot; &quot;;TRIM([.H460]))));RIGHT(TRIM([.H460]);LEN(TRIM([.H460]))-FIND(&quot; &quot;;TRIM([.H460])));&quot;&quot;)">
            <text:p/>
          </table:table-cell>
          <table:table-cell/>
          <table:table-cell table:formula="of:=IF(NOT(ISERR(FIND(&quot; &quot;;TRIM([.G460]))));RIGHT(TRIM([.G460]);LEN(TRIM([.G460]))-SEARCH(&quot;\s(?:.(?!\s))+$&quot;;TRIM([.G46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1]))));LEFT(TRIM([.H461]);FIND(&quot; &quot;;TRIM([.H461]))-1);&quot;&quot;)">
            <text:p/>
          </table:table-cell>
          <table:table-cell table:formula="of:=IF(NOT(ISERR(FIND(&quot; &quot;;TRIM([.H461]))));RIGHT(TRIM([.H461]);LEN(TRIM([.H461]))-FIND(&quot; &quot;;TRIM([.H461])));&quot;&quot;)">
            <text:p/>
          </table:table-cell>
          <table:table-cell/>
          <table:table-cell table:formula="of:=IF(NOT(ISERR(FIND(&quot; &quot;;TRIM([.G461]))));RIGHT(TRIM([.G461]);LEN(TRIM([.G461]))-SEARCH(&quot;\s(?:.(?!\s))+$&quot;;TRIM([.G46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2]))));LEFT(TRIM([.H462]);FIND(&quot; &quot;;TRIM([.H462]))-1);&quot;&quot;)">
            <text:p/>
          </table:table-cell>
          <table:table-cell table:formula="of:=IF(NOT(ISERR(FIND(&quot; &quot;;TRIM([.H462]))));RIGHT(TRIM([.H462]);LEN(TRIM([.H462]))-FIND(&quot; &quot;;TRIM([.H462])));&quot;&quot;)">
            <text:p/>
          </table:table-cell>
          <table:table-cell/>
          <table:table-cell table:formula="of:=IF(NOT(ISERR(FIND(&quot; &quot;;TRIM([.G462]))));RIGHT(TRIM([.G462]);LEN(TRIM([.G462]))-SEARCH(&quot;\s(?:.(?!\s))+$&quot;;TRIM([.G46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3]))));LEFT(TRIM([.H463]);FIND(&quot; &quot;;TRIM([.H463]))-1);&quot;&quot;)">
            <text:p/>
          </table:table-cell>
          <table:table-cell table:formula="of:=IF(NOT(ISERR(FIND(&quot; &quot;;TRIM([.H463]))));RIGHT(TRIM([.H463]);LEN(TRIM([.H463]))-FIND(&quot; &quot;;TRIM([.H463])));&quot;&quot;)">
            <text:p/>
          </table:table-cell>
          <table:table-cell/>
          <table:table-cell table:formula="of:=IF(NOT(ISERR(FIND(&quot; &quot;;TRIM([.G463]))));RIGHT(TRIM([.G463]);LEN(TRIM([.G463]))-SEARCH(&quot;\s(?:.(?!\s))+$&quot;;TRIM([.G46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4]))));LEFT(TRIM([.H464]);FIND(&quot; &quot;;TRIM([.H464]))-1);&quot;&quot;)">
            <text:p/>
          </table:table-cell>
          <table:table-cell table:formula="of:=IF(NOT(ISERR(FIND(&quot; &quot;;TRIM([.H464]))));RIGHT(TRIM([.H464]);LEN(TRIM([.H464]))-FIND(&quot; &quot;;TRIM([.H464])));&quot;&quot;)">
            <text:p/>
          </table:table-cell>
          <table:table-cell/>
          <table:table-cell table:formula="of:=IF(NOT(ISERR(FIND(&quot; &quot;;TRIM([.G464]))));RIGHT(TRIM([.G464]);LEN(TRIM([.G464]))-SEARCH(&quot;\s(?:.(?!\s))+$&quot;;TRIM([.G46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5]))));LEFT(TRIM([.H465]);FIND(&quot; &quot;;TRIM([.H465]))-1);&quot;&quot;)">
            <text:p/>
          </table:table-cell>
          <table:table-cell table:formula="of:=IF(NOT(ISERR(FIND(&quot; &quot;;TRIM([.H465]))));RIGHT(TRIM([.H465]);LEN(TRIM([.H465]))-FIND(&quot; &quot;;TRIM([.H465])));&quot;&quot;)">
            <text:p/>
          </table:table-cell>
          <table:table-cell/>
          <table:table-cell table:formula="of:=IF(NOT(ISERR(FIND(&quot; &quot;;TRIM([.G465]))));RIGHT(TRIM([.G465]);LEN(TRIM([.G465]))-SEARCH(&quot;\s(?:.(?!\s))+$&quot;;TRIM([.G46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6]))));LEFT(TRIM([.H466]);FIND(&quot; &quot;;TRIM([.H466]))-1);&quot;&quot;)">
            <text:p/>
          </table:table-cell>
          <table:table-cell table:formula="of:=IF(NOT(ISERR(FIND(&quot; &quot;;TRIM([.H466]))));RIGHT(TRIM([.H466]);LEN(TRIM([.H466]))-FIND(&quot; &quot;;TRIM([.H466])));&quot;&quot;)">
            <text:p/>
          </table:table-cell>
          <table:table-cell/>
          <table:table-cell table:formula="of:=IF(NOT(ISERR(FIND(&quot; &quot;;TRIM([.G466]))));RIGHT(TRIM([.G466]);LEN(TRIM([.G466]))-SEARCH(&quot;\s(?:.(?!\s))+$&quot;;TRIM([.G46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7]))));LEFT(TRIM([.H467]);FIND(&quot; &quot;;TRIM([.H467]))-1);&quot;&quot;)">
            <text:p/>
          </table:table-cell>
          <table:table-cell table:formula="of:=IF(NOT(ISERR(FIND(&quot; &quot;;TRIM([.H467]))));RIGHT(TRIM([.H467]);LEN(TRIM([.H467]))-FIND(&quot; &quot;;TRIM([.H467])));&quot;&quot;)">
            <text:p/>
          </table:table-cell>
          <table:table-cell/>
          <table:table-cell table:formula="of:=IF(NOT(ISERR(FIND(&quot; &quot;;TRIM([.G467]))));RIGHT(TRIM([.G467]);LEN(TRIM([.G467]))-SEARCH(&quot;\s(?:.(?!\s))+$&quot;;TRIM([.G46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8]))));LEFT(TRIM([.H468]);FIND(&quot; &quot;;TRIM([.H468]))-1);&quot;&quot;)">
            <text:p/>
          </table:table-cell>
          <table:table-cell table:formula="of:=IF(NOT(ISERR(FIND(&quot; &quot;;TRIM([.H468]))));RIGHT(TRIM([.H468]);LEN(TRIM([.H468]))-FIND(&quot; &quot;;TRIM([.H468])));&quot;&quot;)">
            <text:p/>
          </table:table-cell>
          <table:table-cell/>
          <table:table-cell table:formula="of:=IF(NOT(ISERR(FIND(&quot; &quot;;TRIM([.G468]))));RIGHT(TRIM([.G468]);LEN(TRIM([.G468]))-SEARCH(&quot;\s(?:.(?!\s))+$&quot;;TRIM([.G46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69]))));LEFT(TRIM([.H469]);FIND(&quot; &quot;;TRIM([.H469]))-1);&quot;&quot;)">
            <text:p/>
          </table:table-cell>
          <table:table-cell table:formula="of:=IF(NOT(ISERR(FIND(&quot; &quot;;TRIM([.H469]))));RIGHT(TRIM([.H469]);LEN(TRIM([.H469]))-FIND(&quot; &quot;;TRIM([.H469])));&quot;&quot;)">
            <text:p/>
          </table:table-cell>
          <table:table-cell/>
          <table:table-cell table:formula="of:=IF(NOT(ISERR(FIND(&quot; &quot;;TRIM([.G469]))));RIGHT(TRIM([.G469]);LEN(TRIM([.G469]))-SEARCH(&quot;\s(?:.(?!\s))+$&quot;;TRIM([.G46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0]))));LEFT(TRIM([.H470]);FIND(&quot; &quot;;TRIM([.H470]))-1);&quot;&quot;)">
            <text:p/>
          </table:table-cell>
          <table:table-cell table:formula="of:=IF(NOT(ISERR(FIND(&quot; &quot;;TRIM([.H470]))));RIGHT(TRIM([.H470]);LEN(TRIM([.H470]))-FIND(&quot; &quot;;TRIM([.H470])));&quot;&quot;)">
            <text:p/>
          </table:table-cell>
          <table:table-cell/>
          <table:table-cell table:formula="of:=IF(NOT(ISERR(FIND(&quot; &quot;;TRIM([.G470]))));RIGHT(TRIM([.G470]);LEN(TRIM([.G470]))-SEARCH(&quot;\s(?:.(?!\s))+$&quot;;TRIM([.G47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1]))));LEFT(TRIM([.H471]);FIND(&quot; &quot;;TRIM([.H471]))-1);&quot;&quot;)">
            <text:p/>
          </table:table-cell>
          <table:table-cell table:formula="of:=IF(NOT(ISERR(FIND(&quot; &quot;;TRIM([.H471]))));RIGHT(TRIM([.H471]);LEN(TRIM([.H471]))-FIND(&quot; &quot;;TRIM([.H471])));&quot;&quot;)">
            <text:p/>
          </table:table-cell>
          <table:table-cell/>
          <table:table-cell table:formula="of:=IF(NOT(ISERR(FIND(&quot; &quot;;TRIM([.G471]))));RIGHT(TRIM([.G471]);LEN(TRIM([.G471]))-SEARCH(&quot;\s(?:.(?!\s))+$&quot;;TRIM([.G47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2]))));LEFT(TRIM([.H472]);FIND(&quot; &quot;;TRIM([.H472]))-1);&quot;&quot;)">
            <text:p/>
          </table:table-cell>
          <table:table-cell table:formula="of:=IF(NOT(ISERR(FIND(&quot; &quot;;TRIM([.H472]))));RIGHT(TRIM([.H472]);LEN(TRIM([.H472]))-FIND(&quot; &quot;;TRIM([.H472])));&quot;&quot;)">
            <text:p/>
          </table:table-cell>
          <table:table-cell/>
          <table:table-cell table:formula="of:=IF(NOT(ISERR(FIND(&quot; &quot;;TRIM([.G472]))));RIGHT(TRIM([.G472]);LEN(TRIM([.G472]))-SEARCH(&quot;\s(?:.(?!\s))+$&quot;;TRIM([.G47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3]))));LEFT(TRIM([.H473]);FIND(&quot; &quot;;TRIM([.H473]))-1);&quot;&quot;)">
            <text:p/>
          </table:table-cell>
          <table:table-cell table:formula="of:=IF(NOT(ISERR(FIND(&quot; &quot;;TRIM([.H473]))));RIGHT(TRIM([.H473]);LEN(TRIM([.H473]))-FIND(&quot; &quot;;TRIM([.H473])));&quot;&quot;)">
            <text:p/>
          </table:table-cell>
          <table:table-cell/>
          <table:table-cell table:formula="of:=IF(NOT(ISERR(FIND(&quot; &quot;;TRIM([.G473]))));RIGHT(TRIM([.G473]);LEN(TRIM([.G473]))-SEARCH(&quot;\s(?:.(?!\s))+$&quot;;TRIM([.G47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4]))));LEFT(TRIM([.H474]);FIND(&quot; &quot;;TRIM([.H474]))-1);&quot;&quot;)">
            <text:p/>
          </table:table-cell>
          <table:table-cell table:formula="of:=IF(NOT(ISERR(FIND(&quot; &quot;;TRIM([.H474]))));RIGHT(TRIM([.H474]);LEN(TRIM([.H474]))-FIND(&quot; &quot;;TRIM([.H474])));&quot;&quot;)">
            <text:p/>
          </table:table-cell>
          <table:table-cell/>
          <table:table-cell table:formula="of:=IF(NOT(ISERR(FIND(&quot; &quot;;TRIM([.G474]))));RIGHT(TRIM([.G474]);LEN(TRIM([.G474]))-SEARCH(&quot;\s(?:.(?!\s))+$&quot;;TRIM([.G47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5]))));LEFT(TRIM([.H475]);FIND(&quot; &quot;;TRIM([.H475]))-1);&quot;&quot;)">
            <text:p/>
          </table:table-cell>
          <table:table-cell table:formula="of:=IF(NOT(ISERR(FIND(&quot; &quot;;TRIM([.H475]))));RIGHT(TRIM([.H475]);LEN(TRIM([.H475]))-FIND(&quot; &quot;;TRIM([.H475])));&quot;&quot;)">
            <text:p/>
          </table:table-cell>
          <table:table-cell/>
          <table:table-cell table:formula="of:=IF(NOT(ISERR(FIND(&quot; &quot;;TRIM([.G475]))));RIGHT(TRIM([.G475]);LEN(TRIM([.G475]))-SEARCH(&quot;\s(?:.(?!\s))+$&quot;;TRIM([.G47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6]))));LEFT(TRIM([.H476]);FIND(&quot; &quot;;TRIM([.H476]))-1);&quot;&quot;)">
            <text:p/>
          </table:table-cell>
          <table:table-cell table:formula="of:=IF(NOT(ISERR(FIND(&quot; &quot;;TRIM([.H476]))));RIGHT(TRIM([.H476]);LEN(TRIM([.H476]))-FIND(&quot; &quot;;TRIM([.H476])));&quot;&quot;)">
            <text:p/>
          </table:table-cell>
          <table:table-cell/>
          <table:table-cell table:formula="of:=IF(NOT(ISERR(FIND(&quot; &quot;;TRIM([.G476]))));RIGHT(TRIM([.G476]);LEN(TRIM([.G476]))-SEARCH(&quot;\s(?:.(?!\s))+$&quot;;TRIM([.G47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7]))));LEFT(TRIM([.H477]);FIND(&quot; &quot;;TRIM([.H477]))-1);&quot;&quot;)">
            <text:p/>
          </table:table-cell>
          <table:table-cell table:formula="of:=IF(NOT(ISERR(FIND(&quot; &quot;;TRIM([.H477]))));RIGHT(TRIM([.H477]);LEN(TRIM([.H477]))-FIND(&quot; &quot;;TRIM([.H477])));&quot;&quot;)">
            <text:p/>
          </table:table-cell>
          <table:table-cell/>
          <table:table-cell table:formula="of:=IF(NOT(ISERR(FIND(&quot; &quot;;TRIM([.G477]))));RIGHT(TRIM([.G477]);LEN(TRIM([.G477]))-SEARCH(&quot;\s(?:.(?!\s))+$&quot;;TRIM([.G47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8]))));LEFT(TRIM([.H478]);FIND(&quot; &quot;;TRIM([.H478]))-1);&quot;&quot;)">
            <text:p/>
          </table:table-cell>
          <table:table-cell table:formula="of:=IF(NOT(ISERR(FIND(&quot; &quot;;TRIM([.H478]))));RIGHT(TRIM([.H478]);LEN(TRIM([.H478]))-FIND(&quot; &quot;;TRIM([.H478])));&quot;&quot;)">
            <text:p/>
          </table:table-cell>
          <table:table-cell/>
          <table:table-cell table:formula="of:=IF(NOT(ISERR(FIND(&quot; &quot;;TRIM([.G478]))));RIGHT(TRIM([.G478]);LEN(TRIM([.G478]))-SEARCH(&quot;\s(?:.(?!\s))+$&quot;;TRIM([.G47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79]))));LEFT(TRIM([.H479]);FIND(&quot; &quot;;TRIM([.H479]))-1);&quot;&quot;)">
            <text:p/>
          </table:table-cell>
          <table:table-cell table:formula="of:=IF(NOT(ISERR(FIND(&quot; &quot;;TRIM([.H479]))));RIGHT(TRIM([.H479]);LEN(TRIM([.H479]))-FIND(&quot; &quot;;TRIM([.H479])));&quot;&quot;)">
            <text:p/>
          </table:table-cell>
          <table:table-cell/>
          <table:table-cell table:formula="of:=IF(NOT(ISERR(FIND(&quot; &quot;;TRIM([.G479]))));RIGHT(TRIM([.G479]);LEN(TRIM([.G479]))-SEARCH(&quot;\s(?:.(?!\s))+$&quot;;TRIM([.G47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0]))));LEFT(TRIM([.H480]);FIND(&quot; &quot;;TRIM([.H480]))-1);&quot;&quot;)">
            <text:p/>
          </table:table-cell>
          <table:table-cell table:formula="of:=IF(NOT(ISERR(FIND(&quot; &quot;;TRIM([.H480]))));RIGHT(TRIM([.H480]);LEN(TRIM([.H480]))-FIND(&quot; &quot;;TRIM([.H480])));&quot;&quot;)">
            <text:p/>
          </table:table-cell>
          <table:table-cell/>
          <table:table-cell table:formula="of:=IF(NOT(ISERR(FIND(&quot; &quot;;TRIM([.G480]))));RIGHT(TRIM([.G480]);LEN(TRIM([.G480]))-SEARCH(&quot;\s(?:.(?!\s))+$&quot;;TRIM([.G48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1]))));LEFT(TRIM([.H481]);FIND(&quot; &quot;;TRIM([.H481]))-1);&quot;&quot;)">
            <text:p/>
          </table:table-cell>
          <table:table-cell table:formula="of:=IF(NOT(ISERR(FIND(&quot; &quot;;TRIM([.H481]))));RIGHT(TRIM([.H481]);LEN(TRIM([.H481]))-FIND(&quot; &quot;;TRIM([.H481])));&quot;&quot;)">
            <text:p/>
          </table:table-cell>
          <table:table-cell/>
          <table:table-cell table:formula="of:=IF(NOT(ISERR(FIND(&quot; &quot;;TRIM([.G481]))));RIGHT(TRIM([.G481]);LEN(TRIM([.G481]))-SEARCH(&quot;\s(?:.(?!\s))+$&quot;;TRIM([.G48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2]))));LEFT(TRIM([.H482]);FIND(&quot; &quot;;TRIM([.H482]))-1);&quot;&quot;)">
            <text:p/>
          </table:table-cell>
          <table:table-cell table:formula="of:=IF(NOT(ISERR(FIND(&quot; &quot;;TRIM([.H482]))));RIGHT(TRIM([.H482]);LEN(TRIM([.H482]))-FIND(&quot; &quot;;TRIM([.H482])));&quot;&quot;)">
            <text:p/>
          </table:table-cell>
          <table:table-cell/>
          <table:table-cell table:formula="of:=IF(NOT(ISERR(FIND(&quot; &quot;;TRIM([.G482]))));RIGHT(TRIM([.G482]);LEN(TRIM([.G482]))-SEARCH(&quot;\s(?:.(?!\s))+$&quot;;TRIM([.G48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3]))));LEFT(TRIM([.H483]);FIND(&quot; &quot;;TRIM([.H483]))-1);&quot;&quot;)">
            <text:p/>
          </table:table-cell>
          <table:table-cell table:formula="of:=IF(NOT(ISERR(FIND(&quot; &quot;;TRIM([.H483]))));RIGHT(TRIM([.H483]);LEN(TRIM([.H483]))-FIND(&quot; &quot;;TRIM([.H483])));&quot;&quot;)">
            <text:p/>
          </table:table-cell>
          <table:table-cell/>
          <table:table-cell table:formula="of:=IF(NOT(ISERR(FIND(&quot; &quot;;TRIM([.G483]))));RIGHT(TRIM([.G483]);LEN(TRIM([.G483]))-SEARCH(&quot;\s(?:.(?!\s))+$&quot;;TRIM([.G48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4]))));LEFT(TRIM([.H484]);FIND(&quot; &quot;;TRIM([.H484]))-1);&quot;&quot;)">
            <text:p/>
          </table:table-cell>
          <table:table-cell table:formula="of:=IF(NOT(ISERR(FIND(&quot; &quot;;TRIM([.H484]))));RIGHT(TRIM([.H484]);LEN(TRIM([.H484]))-FIND(&quot; &quot;;TRIM([.H484])));&quot;&quot;)">
            <text:p/>
          </table:table-cell>
          <table:table-cell/>
          <table:table-cell table:formula="of:=IF(NOT(ISERR(FIND(&quot; &quot;;TRIM([.G484]))));RIGHT(TRIM([.G484]);LEN(TRIM([.G484]))-SEARCH(&quot;\s(?:.(?!\s))+$&quot;;TRIM([.G48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5]))));LEFT(TRIM([.H485]);FIND(&quot; &quot;;TRIM([.H485]))-1);&quot;&quot;)">
            <text:p/>
          </table:table-cell>
          <table:table-cell table:formula="of:=IF(NOT(ISERR(FIND(&quot; &quot;;TRIM([.H485]))));RIGHT(TRIM([.H485]);LEN(TRIM([.H485]))-FIND(&quot; &quot;;TRIM([.H485])));&quot;&quot;)">
            <text:p/>
          </table:table-cell>
          <table:table-cell/>
          <table:table-cell table:formula="of:=IF(NOT(ISERR(FIND(&quot; &quot;;TRIM([.G485]))));RIGHT(TRIM([.G485]);LEN(TRIM([.G485]))-SEARCH(&quot;\s(?:.(?!\s))+$&quot;;TRIM([.G48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6]))));LEFT(TRIM([.H486]);FIND(&quot; &quot;;TRIM([.H486]))-1);&quot;&quot;)">
            <text:p/>
          </table:table-cell>
          <table:table-cell table:formula="of:=IF(NOT(ISERR(FIND(&quot; &quot;;TRIM([.H486]))));RIGHT(TRIM([.H486]);LEN(TRIM([.H486]))-FIND(&quot; &quot;;TRIM([.H486])));&quot;&quot;)">
            <text:p/>
          </table:table-cell>
          <table:table-cell/>
          <table:table-cell table:formula="of:=IF(NOT(ISERR(FIND(&quot; &quot;;TRIM([.G486]))));RIGHT(TRIM([.G486]);LEN(TRIM([.G486]))-SEARCH(&quot;\s(?:.(?!\s))+$&quot;;TRIM([.G48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7]))));LEFT(TRIM([.H487]);FIND(&quot; &quot;;TRIM([.H487]))-1);&quot;&quot;)">
            <text:p/>
          </table:table-cell>
          <table:table-cell table:formula="of:=IF(NOT(ISERR(FIND(&quot; &quot;;TRIM([.H487]))));RIGHT(TRIM([.H487]);LEN(TRIM([.H487]))-FIND(&quot; &quot;;TRIM([.H487])));&quot;&quot;)">
            <text:p/>
          </table:table-cell>
          <table:table-cell/>
          <table:table-cell table:formula="of:=IF(NOT(ISERR(FIND(&quot; &quot;;TRIM([.G487]))));RIGHT(TRIM([.G487]);LEN(TRIM([.G487]))-SEARCH(&quot;\s(?:.(?!\s))+$&quot;;TRIM([.G48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8]))));LEFT(TRIM([.H488]);FIND(&quot; &quot;;TRIM([.H488]))-1);&quot;&quot;)">
            <text:p/>
          </table:table-cell>
          <table:table-cell table:formula="of:=IF(NOT(ISERR(FIND(&quot; &quot;;TRIM([.H488]))));RIGHT(TRIM([.H488]);LEN(TRIM([.H488]))-FIND(&quot; &quot;;TRIM([.H488])));&quot;&quot;)">
            <text:p/>
          </table:table-cell>
          <table:table-cell/>
          <table:table-cell table:formula="of:=IF(NOT(ISERR(FIND(&quot; &quot;;TRIM([.G488]))));RIGHT(TRIM([.G488]);LEN(TRIM([.G488]))-SEARCH(&quot;\s(?:.(?!\s))+$&quot;;TRIM([.G48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89]))));LEFT(TRIM([.H489]);FIND(&quot; &quot;;TRIM([.H489]))-1);&quot;&quot;)">
            <text:p/>
          </table:table-cell>
          <table:table-cell table:formula="of:=IF(NOT(ISERR(FIND(&quot; &quot;;TRIM([.H489]))));RIGHT(TRIM([.H489]);LEN(TRIM([.H489]))-FIND(&quot; &quot;;TRIM([.H489])));&quot;&quot;)">
            <text:p/>
          </table:table-cell>
          <table:table-cell/>
          <table:table-cell table:formula="of:=IF(NOT(ISERR(FIND(&quot; &quot;;TRIM([.G489]))));RIGHT(TRIM([.G489]);LEN(TRIM([.G489]))-SEARCH(&quot;\s(?:.(?!\s))+$&quot;;TRIM([.G48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0]))));LEFT(TRIM([.H490]);FIND(&quot; &quot;;TRIM([.H490]))-1);&quot;&quot;)">
            <text:p/>
          </table:table-cell>
          <table:table-cell table:formula="of:=IF(NOT(ISERR(FIND(&quot; &quot;;TRIM([.H490]))));RIGHT(TRIM([.H490]);LEN(TRIM([.H490]))-FIND(&quot; &quot;;TRIM([.H490])));&quot;&quot;)">
            <text:p/>
          </table:table-cell>
          <table:table-cell/>
          <table:table-cell table:formula="of:=IF(NOT(ISERR(FIND(&quot; &quot;;TRIM([.G490]))));RIGHT(TRIM([.G490]);LEN(TRIM([.G490]))-SEARCH(&quot;\s(?:.(?!\s))+$&quot;;TRIM([.G490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1]))));LEFT(TRIM([.H491]);FIND(&quot; &quot;;TRIM([.H491]))-1);&quot;&quot;)">
            <text:p/>
          </table:table-cell>
          <table:table-cell table:formula="of:=IF(NOT(ISERR(FIND(&quot; &quot;;TRIM([.H491]))));RIGHT(TRIM([.H491]);LEN(TRIM([.H491]))-FIND(&quot; &quot;;TRIM([.H491])));&quot;&quot;)">
            <text:p/>
          </table:table-cell>
          <table:table-cell/>
          <table:table-cell table:formula="of:=IF(NOT(ISERR(FIND(&quot; &quot;;TRIM([.G491]))));RIGHT(TRIM([.G491]);LEN(TRIM([.G491]))-SEARCH(&quot;\s(?:.(?!\s))+$&quot;;TRIM([.G491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2]))));LEFT(TRIM([.H492]);FIND(&quot; &quot;;TRIM([.H492]))-1);&quot;&quot;)">
            <text:p/>
          </table:table-cell>
          <table:table-cell table:formula="of:=IF(NOT(ISERR(FIND(&quot; &quot;;TRIM([.H492]))));RIGHT(TRIM([.H492]);LEN(TRIM([.H492]))-FIND(&quot; &quot;;TRIM([.H492])));&quot;&quot;)">
            <text:p/>
          </table:table-cell>
          <table:table-cell/>
          <table:table-cell table:formula="of:=IF(NOT(ISERR(FIND(&quot; &quot;;TRIM([.G492]))));RIGHT(TRIM([.G492]);LEN(TRIM([.G492]))-SEARCH(&quot;\s(?:.(?!\s))+$&quot;;TRIM([.G492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3]))));LEFT(TRIM([.H493]);FIND(&quot; &quot;;TRIM([.H493]))-1);&quot;&quot;)">
            <text:p/>
          </table:table-cell>
          <table:table-cell table:formula="of:=IF(NOT(ISERR(FIND(&quot; &quot;;TRIM([.H493]))));RIGHT(TRIM([.H493]);LEN(TRIM([.H493]))-FIND(&quot; &quot;;TRIM([.H493])));&quot;&quot;)">
            <text:p/>
          </table:table-cell>
          <table:table-cell/>
          <table:table-cell table:formula="of:=IF(NOT(ISERR(FIND(&quot; &quot;;TRIM([.G493]))));RIGHT(TRIM([.G493]);LEN(TRIM([.G493]))-SEARCH(&quot;\s(?:.(?!\s))+$&quot;;TRIM([.G493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4]))));LEFT(TRIM([.H494]);FIND(&quot; &quot;;TRIM([.H494]))-1);&quot;&quot;)">
            <text:p/>
          </table:table-cell>
          <table:table-cell table:formula="of:=IF(NOT(ISERR(FIND(&quot; &quot;;TRIM([.H494]))));RIGHT(TRIM([.H494]);LEN(TRIM([.H494]))-FIND(&quot; &quot;;TRIM([.H494])));&quot;&quot;)">
            <text:p/>
          </table:table-cell>
          <table:table-cell/>
          <table:table-cell table:formula="of:=IF(NOT(ISERR(FIND(&quot; &quot;;TRIM([.G494]))));RIGHT(TRIM([.G494]);LEN(TRIM([.G494]))-SEARCH(&quot;\s(?:.(?!\s))+$&quot;;TRIM([.G494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5]))));LEFT(TRIM([.H495]);FIND(&quot; &quot;;TRIM([.H495]))-1);&quot;&quot;)">
            <text:p/>
          </table:table-cell>
          <table:table-cell table:formula="of:=IF(NOT(ISERR(FIND(&quot; &quot;;TRIM([.H495]))));RIGHT(TRIM([.H495]);LEN(TRIM([.H495]))-FIND(&quot; &quot;;TRIM([.H495])));&quot;&quot;)">
            <text:p/>
          </table:table-cell>
          <table:table-cell/>
          <table:table-cell table:formula="of:=IF(NOT(ISERR(FIND(&quot; &quot;;TRIM([.G495]))));RIGHT(TRIM([.G495]);LEN(TRIM([.G495]))-SEARCH(&quot;\s(?:.(?!\s))+$&quot;;TRIM([.G495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6]))));LEFT(TRIM([.H496]);FIND(&quot; &quot;;TRIM([.H496]))-1);&quot;&quot;)">
            <text:p/>
          </table:table-cell>
          <table:table-cell table:formula="of:=IF(NOT(ISERR(FIND(&quot; &quot;;TRIM([.H496]))));RIGHT(TRIM([.H496]);LEN(TRIM([.H496]))-FIND(&quot; &quot;;TRIM([.H496])));&quot;&quot;)">
            <text:p/>
          </table:table-cell>
          <table:table-cell/>
          <table:table-cell table:formula="of:=IF(NOT(ISERR(FIND(&quot; &quot;;TRIM([.G496]))));RIGHT(TRIM([.G496]);LEN(TRIM([.G496]))-SEARCH(&quot;\s(?:.(?!\s))+$&quot;;TRIM([.G496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7]))));LEFT(TRIM([.H497]);FIND(&quot; &quot;;TRIM([.H497]))-1);&quot;&quot;)">
            <text:p/>
          </table:table-cell>
          <table:table-cell table:formula="of:=IF(NOT(ISERR(FIND(&quot; &quot;;TRIM([.H497]))));RIGHT(TRIM([.H497]);LEN(TRIM([.H497]))-FIND(&quot; &quot;;TRIM([.H497])));&quot;&quot;)">
            <text:p/>
          </table:table-cell>
          <table:table-cell/>
          <table:table-cell table:formula="of:=IF(NOT(ISERR(FIND(&quot; &quot;;TRIM([.G497]))));RIGHT(TRIM([.G497]);LEN(TRIM([.G497]))-SEARCH(&quot;\s(?:.(?!\s))+$&quot;;TRIM([.G497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8]))));LEFT(TRIM([.H498]);FIND(&quot; &quot;;TRIM([.H498]))-1);&quot;&quot;)">
            <text:p/>
          </table:table-cell>
          <table:table-cell table:formula="of:=IF(NOT(ISERR(FIND(&quot; &quot;;TRIM([.H498]))));RIGHT(TRIM([.H498]);LEN(TRIM([.H498]))-FIND(&quot; &quot;;TRIM([.H498])));&quot;&quot;)">
            <text:p/>
          </table:table-cell>
          <table:table-cell/>
          <table:table-cell table:formula="of:=IF(NOT(ISERR(FIND(&quot; &quot;;TRIM([.G498]))));RIGHT(TRIM([.G498]);LEN(TRIM([.G498]))-SEARCH(&quot;\s(?:.(?!\s))+$&quot;;TRIM([.G498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499]))));LEFT(TRIM([.H499]);FIND(&quot; &quot;;TRIM([.H499]))-1);&quot;&quot;)">
            <text:p/>
          </table:table-cell>
          <table:table-cell table:formula="of:=IF(NOT(ISERR(FIND(&quot; &quot;;TRIM([.H499]))));RIGHT(TRIM([.H499]);LEN(TRIM([.H499]))-FIND(&quot; &quot;;TRIM([.H499])));&quot;&quot;)">
            <text:p/>
          </table:table-cell>
          <table:table-cell/>
          <table:table-cell table:formula="of:=IF(NOT(ISERR(FIND(&quot; &quot;;TRIM([.G499]))));RIGHT(TRIM([.G499]);LEN(TRIM([.G499]))-SEARCH(&quot;\s(?:.(?!\s))+$&quot;;TRIM([.G499])));&quot;&quot;)">
            <text:p/>
          </table:table-cell>
          <table:table-cell table:number-columns-repeated="20"/>
        </table:table-row>
        <table:table-row table:style-name="ro1">
          <table:table-cell table:formula="of:=IF(NOT(ISERR(FIND(&quot; &quot;;TRIM([.H500]))));LEFT(TRIM([.H500]);FIND(&quot; &quot;;TRIM([.H500]))-1);&quot;&quot;)">
            <text:p/>
          </table:table-cell>
          <table:table-cell table:formula="of:=IF(NOT(ISERR(FIND(&quot; &quot;;TRIM([.H500]))));RIGHT(TRIM([.H500]);LEN(TRIM([.H500]))-FIND(&quot; &quot;;TRIM([.H500])));&quot;&quot;)">
            <text:p/>
          </table:table-cell>
          <table:table-cell/>
          <table:table-cell table:formula="of:=IF(NOT(ISERR(FIND(&quot; &quot;;TRIM([.G500]))));RIGHT(TRIM([.G500]);LEN(TRIM([.G500]))-SEARCH(&quot;\s(?:.(?!\s))+$&quot;;TRIM([.G500])));&quot;&quot;)">
            <text:p/>
          </table:table-cell>
          <table:table-cell table:number-columns-repeated="20"/>
        </table:table-row>
        <table:table-row table:style-name="ro1" table:number-rows-repeated="1048075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Personen" table:style-name="ta1">
        <office:forms form:automatic-focus="false" form:apply-design-mode="false"/>
        <table:table-column table:style-name="co9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19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unde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Alternative</text:p>
          </table:table-cell>
          <table:table-cell office:value-type="string" calcext:value-type="string">
            <text:p>telefonMobil</text:p>
          </table:table-cell>
          <table:table-cell office:value-type="string" calcext:value-type="string">
            <text:p>telefonFestnetz</text:p>
          </table:table-cell>
          <table:table-cell office:value-type="string" calcext:value-type="string">
            <text:p>bemerkungen</text:p>
          </table:table-cell>
          <table:table-cell table:number-columns-repeated="14"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test.com" xlink:type="simple">hans.muster@test.com</text:a></text:p>
          </table:table-cell>
          <table:table-cell office:value-type="string" calcext:value-type="string">
            <text:p><text:a xlink:href="mailto:hm@test.ch" xlink:type="simple">hm@test.ch</text:a></text:p>
          </table:table-cell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steintrag</text:p>
          </table:table-cell>
          <table:table-cell table:number-columns-repeated="8"/>
          <table:table-cell table:style-name="ce7"/>
          <table:table-cell table:style-name="ce8"/>
          <table:table-cell table:number-columns-repeated="5"/>
        </table:table-row>
        <table:table-row table:style-name="ro1" table:number-rows-repeated="15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18"/>
          <table:table-cell table:style-name="ce8"/>
          <table:table-cell table:number-columns-repeated="5"/>
        </table:table-row>
        <table:table-row table:style-name="ro1" table:number-rows-repeated="12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18"/>
          <table:table-cell table:style-name="ce8"/>
          <table:table-cell table:number-columns-repeated="5"/>
        </table:table-row>
        <table:table-row table:style-name="ro1" table:number-rows-repeated="2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0"/>
          <table:table-cell table:style-name="ce7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 table:number-rows-repeated="10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18"/>
          <table:table-cell table:style-name="ce8"/>
          <table:table-cell table:number-columns-repeated="5"/>
        </table:table-row>
        <table:table-row table:style-name="ro1" table:number-rows-repeated="10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>
          <table:table-cell table:number-columns-repeated="18"/>
          <table:table-cell table:style-name="ce8"/>
          <table:table-cell table:number-columns-repeated="5"/>
        </table:table-row>
        <table:table-row table:style-name="ro1" table:number-rows-repeated="12">
          <table:table-cell table:number-columns-repeated="17"/>
          <table:table-cell table:style-name="ce7"/>
          <table:table-cell table:style-name="ce8"/>
          <table:table-cell table:number-columns-repeated="5"/>
        </table:table-row>
        <table:table-row table:style-name="ro1" table:number-rows-repeated="31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85">
          <table:table-cell table:number-columns-repeated="24"/>
        </table:table-row>
        <table:table-row table:style-name="ro1" table:number-rows-repeated="2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3">
          <table:table-cell table:number-columns-repeated="24"/>
        </table:table-row>
        <table:table-row table:style-name="ro1" table:number-rows-repeated="5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21">
          <table:table-cell table:number-columns-repeated="24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18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32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17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6"/>
          <table:table-cell table:style-name="ce9"/>
          <table:table-cell table:number-columns-repeated="17"/>
        </table:table-row>
        <table:table-row table:style-name="ro1" table:number-rows-repeated="22">
          <table:table-cell table:number-columns-repeated="24"/>
        </table:table-row>
        <table:table-row table:style-name="ro1" table:number-rows-repeated="2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16">
          <table:table-cell table:number-columns-repeated="24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16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4"/>
          <table:table-cell table:style-name="ce7"/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ce5"/>
          <table:table-cell table:style-name="ce7"/>
          <table:table-cell table:number-columns-repeated="20"/>
        </table:table-row>
        <table:table-row table:style-name="ro1">
          <table:table-cell table:number-columns-repeated="2"/>
          <table:table-cell table:style-name="ce5"/>
          <table:table-cell table:style-name="ce7"/>
          <table:table-cell table:number-columns-repeated="20"/>
        </table:table-row>
      </table:table>
      <table:table table:name="Abotyp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16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table:content-validation-name="val1" office:value-type="string" calcext:value-type="string">
            <text:p>lieferrhythmus</text:p>
          </table:table-cell>
          <table:table-cell office:value-type="string" calcext:value-type="string">
            <text:p>preis</text:p>
          </table:table-cell>
          <table:table-cell table:content-validation-name="val2" office:value-type="string" calcext:value-type="string">
            <text:p>preiseinheit</text:p>
          </table:table-cell>
          <table:table-cell office:value-type="string" calcext:value-type="string">
            <text:p>aktiv_von</text:p>
          </table:table-cell>
          <table:table-cell office:value-type="string" calcext:value-type="string">
            <text:p>aktiv_bis</text:p>
          </table:table-cell>
          <table:table-cell office:value-type="string" calcext:value-type="string">
            <text:p>laufzeit</text:p>
          </table:table-cell>
          <table:table-cell table:content-validation-name="val3" office:value-type="string" calcext:value-type="string">
            <text:p>laufzeit_einheit</text:p>
          </table:table-cell>
          <table:table-cell office:value-type="string" calcext:value-type="string">
            <text:p>farb_code</text:p>
          </table:table-cell>
          <table:table-cell office:value-type="string" calcext:value-type="string">
            <text:p>zielpreis</text:p>
          </table:table-cell>
          <table:table-cell office:value-type="string" calcext:value-type="string">
            <text:p>anzahl_abwesenheiten</text:p>
          </table:table-cell>
          <table:table-cell table:style-name="ce17" office:value-type="string" calcext:value-type="string">
            <text:p>saldo_mindestbest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o1</text:p>
          </table:table-cell>
          <table:table-cell office:value-type="string" calcext:value-type="string">
            <text:p>Testabo</text:p>
          </table:table-cell>
          <table:table-cell table:content-validation-name="val1" office:value-type="string" calcext:value-type="string">
            <text:p>Woechentlich</text:p>
          </table:table-cell>
          <table:table-cell office:value-type="float" office:value="131.15" calcext:value-type="float">
            <text:p>131.15</text:p>
          </table:table-cell>
          <table:table-cell table:content-validation-name="val2" office:value-type="string" calcext:value-type="string">
            <text:p>Jahr</text:p>
          </table:table-cell>
          <table:table-cell table:style-name="ce15" office:value-type="string" calcext:value-type="string">
            <text:p>01.01.2000</text:p>
          </table:table-cell>
          <table:table-cell office:value-type="date" office:date-value="2020-01-01" calcext:value-type="date">
            <text:p>01.01.2020</text:p>
          </table:table-cell>
          <table:table-cell office:value-type="float" office:value="25" calcext:value-type="float">
            <text:p>25</text:p>
          </table:table-cell>
          <table:table-cell table:content-validation-name="val3" office:value-type="string" calcext:value-type="string">
            <text:p>Lieferungen</text:p>
          </table:table-cell>
          <table:table-cell office:value-type="string" calcext:value-type="string">
            <text:p>#f0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3"/>
          <table:table-cell table:content-validation-name="val1"/>
          <table:table-cell/>
          <table:table-cell table:content-validation-name="val2"/>
          <table:table-cell table:style-name="ce15"/>
          <table:table-cell table:number-columns-repeated="2"/>
          <table:table-cell table:content-validation-name="val3"/>
          <table:table-cell table:number-columns-repeated="4"/>
        </table:table-row>
        <table:table-row table:style-name="ro1" table:number-rows-repeated="1048568">
          <table:table-cell table:number-columns-repeated="3"/>
          <table:table-cell table:content-validation-name="val1"/>
          <table:table-cell/>
          <table:table-cell table:content-validation-name="val2"/>
          <table:table-cell table:number-columns-repeated="3"/>
          <table:table-cell table:content-validation-name="val3"/>
          <table:table-cell table:number-columns-repeated="4"/>
        </table:table-row>
        <table:table-row table:style-name="ro1">
          <table:table-cell table:number-columns-repeated="3"/>
          <table:table-cell table:content-validation-name="val1"/>
          <table:table-cell/>
          <table:table-cell table:content-validation-name="val2"/>
          <table:table-cell table:number-columns-repeated="3"/>
          <table:table-cell table:content-validation-name="val3"/>
          <table:table-cell table:number-columns-repeated="4"/>
        </table:table-row>
      </table:table>
      <table:table table:name="Depo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Artikel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akti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pot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Produkte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ktname</text:p>
          </table:table-cell>
          <table:table-cell office:value-type="string" calcext:value-type="string">
            <text:p>Menge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MengeFuerKlein</text:p>
          </table:table-cell>
          <table:table-cell office:value-type="string" calcext:value-type="string">
            <text:p>MengeFuerGros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onVerfuegbar</text:p>
          </table:table-cell>
          <table:table-cell office:value-type="string" calcext:value-type="string">
            <text:p>BisVerfuegbar</text:p>
          </table:table-cell>
          <table:table-cell office:value-type="string" calcext:value-type="string">
            <text:p>Sortierung</text:p>
          </table:table-cell>
          <table:table-cell office:value-type="string" calcext:value-type="string">
            <text:p>ArtId</text:p>
          </table:table-cell>
        </table:table-row>
      </table:table>
      <table:table table:name="ProduktArten" table:style-name="ta1"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duktArtId</text:p>
          </table:table-cell>
          <table:table-cell office:value-type="string" calcext:value-type="string">
            <text:p>ProduktArt</text:p>
          </table:table-cell>
          <table:table-cell office:value-type="string" calcext:value-type="string">
            <text:p>ProduktArtSortierung</text:p>
          </table:table-cell>
        </table:table-row>
      </table:table>
      <table:table table:name="Produzenten" table:style-name="ta1"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duzentId</text:p>
          </table:table-cell>
          <table:table-cell office:value-type="string" calcext:value-type="string">
            <text:p>ProduzentCode</text:p>
          </table:table-cell>
          <table:table-cell office:value-type="string" calcext:value-type="string">
            <text:p>ProduzentName</text:p>
          </table:table-cell>
          <table:table-cell office:value-type="string" calcext:value-type="string">
            <text:p>ProduzentStrasse</text:p>
          </table:table-cell>
          <table:table-cell office:value-type="string" calcext:value-type="string">
            <text:p>ProduzentPlzOrt</text:p>
          </table:table-cell>
          <table:table-cell office:value-type="string" calcext:value-type="string">
            <text:p>ProduzentBezeichnung</text:p>
          </table:table-cell>
        </table:table-row>
      </table:table>
      <table:table table:name="ProduktProduzent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duktId</text:p>
          </table:table-cell>
          <table:table-cell office:value-type="string" calcext:value-type="string">
            <text:p>ProduzentId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undeId</text:p>
          </table:table-cell>
          <table:table-cell office:value-type="string" calcext:value-type="string">
            <text:p>kunde</text:p>
          </table:table-cell>
          <table:table-cell office:value-type="string" calcext:value-type="string">
            <text:p>abotypId</text:p>
          </table:table-cell>
          <table:table-cell office:value-type="string" calcext:value-type="string">
            <text:p>abotypName</text:p>
          </table:table-cell>
          <table:table-cell office:value-type="string" calcext:value-type="string">
            <text:p>depotId</text:p>
          </table:table-cell>
          <table:table-cell office:value-type="string" calcext:value-type="string">
            <text:p>depot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Import1" table:target-range-address="Kunden.E1:Kunden.I430" table:display-filter-buttons="true" table:orientation="column">
          <table:database-source-query table:database-name="Soliterre_DataBase" table:query-name="Personen"/>
        </table:database-range>
        <table:database-range table:name="Import2" table:target-range-address="Abotyp.B1:Abotyp.G2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L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.A1:Depot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Arten.A1:ProduktArten.C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A1:Produzenten.F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.A1:ProduktProduzent.B346" table:display-filter-buttons="true" table:orientation="column">
          <table:database-source-query table:database-name="Soliterre_DataBase" table:query-name="ProduktProduzenten"/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.00.0000</text:date>, <text:time style:data-style-name="N2" text:time-value="12:03:01.572002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1-19T12:03:17.575650389</dc:date>
    <dc:creator>Mike Toggweiler</dc:creator>
    <meta:editing-duration>PT1H50M27S</meta:editing-duration>
    <meta:editing-cycles>32</meta:editing-cycles>
    <meta:generator>LibreOffice/4.4.6.3$Linux_X86_64 LibreOffice_project/40m0$Build-3</meta:generator>
    <meta:document-statistic meta:table-count="10" meta:cell-count="315" meta:object-count="0"/>
  </office:meta>
</office:document-meta>
</file>